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74" style:family="table">
      <style:table-properties style:width="16.159cm" fo:margin-left="0.439cm" fo:margin-right="0.4cm" table:align="margins" style:writing-mode="lr-tb"/>
    </style:style>
    <style:style style:name="Tabla74.A" style:family="table-column">
      <style:table-column-properties style:column-width="8.052cm" style:rel-column-width="32657*"/>
    </style:style>
    <style:style style:name="Tabla74.B" style:family="table-column">
      <style:table-column-properties style:column-width="8.107cm" style:rel-column-width="32878*"/>
    </style:style>
    <style:style style:name="Tabla7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4.B1" style:family="table-cell">
      <style:table-cell-properties style:vertical-align="middle" fo:padding="0.097cm" fo:border="0.5pt solid #000000"/>
    </style:style>
    <style:style style:name="Tabla74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75" style:family="table">
      <style:table-properties style:width="16.168cm" fo:margin-left="0.43cm" fo:margin-right="0.4cm" table:align="margins" style:writing-mode="lr-tb"/>
    </style:style>
    <style:style style:name="Tabla75.A" style:family="table-column">
      <style:table-column-properties style:column-width="8.07cm" style:rel-column-width="32712*"/>
    </style:style>
    <style:style style:name="Tabla75.B" style:family="table-column">
      <style:table-column-properties style:column-width="8.098cm" style:rel-column-width="32823*"/>
    </style:style>
    <style:style style:name="Tabla75.A1" style:family="table-cell">
      <style:table-cell-properties style:vertical-align="middle" fo:padding="0.097cm" fo:border="0.5pt solid #000000"/>
    </style:style>
    <style:style style:name="Tabla7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7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75.3" style:family="table-row">
      <style:table-row-properties style:min-row-height="1.124cm"/>
    </style:style>
    <style:style style:name="Tabla76" style:family="table">
      <style:table-properties style:width="16.159cm" fo:margin-left="0.42cm" fo:margin-right="0.42cm" table:align="margins" style:writing-mode="lr-tb"/>
    </style:style>
    <style:style style:name="Tabla76.A" style:family="table-column">
      <style:table-column-properties style:column-width="16.159cm" style:rel-column-width="65535*"/>
    </style:style>
    <style:style style:name="Tabla76.A1" style:family="table-cell">
      <style:table-cell-properties style:vertical-align="middle" fo:padding="0.097cm" fo:border="0.5pt solid #000000"/>
    </style:style>
    <style:style style:name="Tabla76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77" style:family="table">
      <style:table-properties style:width="16.159cm" fo:margin-left="0.42cm" fo:margin-right="0.42cm" table:align="margins"/>
    </style:style>
    <style:style style:name="Tabla77.A" style:family="table-column">
      <style:table-column-properties style:column-width="16.159cm" style:rel-column-width="65535*"/>
    </style:style>
    <style:style style:name="Tabla77.A1" style:family="table-cell">
      <style:table-cell-properties fo:padding="0.097cm" fo:border="0.5pt solid #000000"/>
    </style:style>
    <style:style style:name="Tabla77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78" style:family="table">
      <style:table-properties style:width="16.159cm" fo:margin-left="0.42cm" fo:margin-right="0.42cm" table:align="margins" style:writing-mode="lr-tb"/>
    </style:style>
    <style:style style:name="Tabla78.A" style:family="table-column">
      <style:table-column-properties style:column-width="16.159cm" style:rel-column-width="65535*"/>
    </style:style>
    <style:style style:name="Tabla78.1" style:family="table-row">
      <style:table-row-properties style:min-row-height="0.605cm"/>
    </style:style>
    <style:style style:name="Tabla78.A1" style:family="table-cell">
      <style:table-cell-properties style:vertical-align="middle" fo:padding="0.097cm" fo:border="0.5pt solid #000000"/>
    </style:style>
    <style:style style:name="Tabla78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 fo:hyphenation-ladder-count="no-limit"/>
      <style:text-properties style:font-name="Arial" fo:font-weight="bold" style:font-weight-asian="bold" fo:hyphenate="tru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4" style:family="paragraph" style:parent-style-name="Table_20_Contents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5" style:family="paragraph" style:parent-style-name="Table_20_Contents">
      <style:paragraph-properties fo:text-align="justify" style:justify-single-word="false"/>
      <style:text-properties fo:color="#000000" style:font-name="arial" fo:font-weight="bold" style:font-weight-asian="bold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fo:color="#000000" style:font-name="arial" fo:font-weight="normal" style:font-weight-asian="normal" style:font-weight-complex="normal"/>
    </style:style>
    <style:style style:name="P7" style:family="paragraph" style:parent-style-name="Table_20_Contents">
      <style:paragraph-properties fo:text-align="justify" style:justify-single-word="false"/>
      <style:text-properties fo:color="#000000" style:font-name="arial"/>
    </style:style>
    <style:style style:name="P8" style:family="paragraph" style:parent-style-name="Table_20_Contents">
      <style:paragraph-properties fo:text-align="justify" style:justify-single-word="false" style:snap-to-layout-grid="false">
        <style:tab-stops>
          <style:tab-stop style:position="1.663cm"/>
        </style:tab-stops>
      </style:paragraph-properties>
      <style:text-properties fo:color="#000000" style:font-name="arial"/>
    </style:style>
    <style:style style:name="P9" style:family="paragraph" style:parent-style-name="Table_20_Contents">
      <style:paragraph-properties fo:line-height="100%" fo:text-align="justify" style:justify-single-word="false"/>
      <style:text-properties fo:color="#000000" style:font-name="arial"/>
    </style:style>
    <style:style style:name="P10" style:family="paragraph" style:parent-style-name="Table_20_Contents">
      <style:paragraph-properties fo:margin-left="0.953cm" fo:margin-right="0cm" fo:text-align="justify" style:justify-single-word="false" fo:hyphenation-ladder-count="no-limit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tyle="normal" style:font-style-asian="normal" style:font-style-complex="normal" style:font-weight-complex="bold" fo:hyphenate="true" fo:hyphenation-remain-char-count="2" fo:hyphenation-push-char-count="2"/>
    </style:style>
    <style:style style:name="P11" style:family="paragraph" style:parent-style-name="UC_5f_NormalAzul" style:list-style-name="WW8Num8">
      <style:paragraph-properties fo:margin-left="0.953cm" fo:margin-right="0cm" fo:text-align="justify" style:justify-single-word="false" fo:hyphenation-ladder-count="no-limit" fo:text-indent="0cm" style:auto-text-indent="false">
        <style:tab-stops>
          <style:tab-stop style:position="0.953cm"/>
        </style:tab-stops>
      </style:paragraph-properties>
      <style:text-properties fo:color="#000000" style:font-name="arial" fo:hyphenate="true" fo:hyphenation-remain-char-count="2" fo:hyphenation-push-char-count="2"/>
    </style:style>
    <style:style style:name="P12" style:family="paragraph" style:parent-style-name="Standard" style:list-style-name="L1">
      <style:paragraph-properties fo:margin-top="0.3cm" fo:margin-bottom="0.3cm" fo:text-align="justify" style:justify-single-word="false" fo:background-color="transparent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13" style:family="paragraph" style:parent-style-name="Table_20_Contents" style:master-page-name="Standard">
      <style:paragraph-properties fo:margin-top="0.3cm" fo:margin-bottom="0.3cm" fo:text-align="justify" style:justify-single-word="false" style:page-number="auto" fo:background-color="transparent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14" style:family="paragraph" style:parent-style-name="Table_20_Contents" style:list-style-name="WW8Num8">
      <style:paragraph-properties fo:text-align="justify" style:justify-single-word="false"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P15" style:family="paragraph" style:parent-style-name="Table_20_Contents" style:list-style-name="WW8Num8">
      <style:paragraph-properties fo:text-align="justify" style:justify-single-word="false" style:snap-to-layout-grid="false">
        <style:tab-stops>
          <style:tab-stop style:position="1.663cm"/>
        </style:tab-stops>
      </style:paragraph-properties>
      <style:text-properties fo:color="#000000" style:font-name="arial"/>
    </style:style>
    <style:style style:name="P16" style:family="paragraph" style:parent-style-name="Table_20_Contents" style:list-style-name="WW8Num8">
      <style:paragraph-properties fo:text-align="justify" style:justify-single-word="false" style:snap-to-layout-grid="false">
        <style:tab-stops>
          <style:tab-stop style:position="1.663cm"/>
        </style:tab-stops>
      </style:paragraph-properties>
      <style:text-properties fo:color="#000000" style:font-name="arial" fo:font-style="normal" style:font-style-asian="normal" style:font-style-complex="normal" style:font-weight-complex="bold"/>
    </style:style>
    <style:style style:name="P17" style:family="paragraph" style:parent-style-name="Table_20_Contents" style:list-style-name="WW8Num8">
      <style:paragraph-properties fo:text-align="justify" style:justify-single-word="false" style:snap-to-layout-grid="false">
        <style:tab-stops>
          <style:tab-stop style:position="1.663cm"/>
        </style:tab-stops>
      </style:paragraph-properties>
      <style:text-properties fo:color="#000000" style:font-name="arial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bold" style:font-style-asian="normal" style:font-weight-asian="bold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style-complex="italic"/>
    </style:style>
    <style:style style:name="T10" style:family="text">
      <style:text-properties fo:color="#000000" style:font-name="arial"/>
    </style:style>
    <style:style style:name="T11" style:family="text">
      <style:text-properties fo:color="#000000" style:font-name="arial" fo:font-size="12pt" style:font-weight-complex="normal"/>
    </style:style>
    <style:style style:name="T12" style:family="text">
      <style:text-properties fo:color="#000000" style:font-name="arial" fo:font-size="12pt" fo:font-weight="normal" style:font-weight-asian="normal" style:font-weight-complex="normal"/>
    </style:style>
    <text:list-style style:name="L1">
      <text:list-level-style-number text:level="1" text:style-name="Source_20_Text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Source_20_Text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Source_20_Text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Source_20_Text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Modificar Fase</text:p>
      <table:table table:name="Tabla74" table:style-name="Tabla74">
        <table:table-column table:style-name="Tabla74.A"/>
        <table:table-column table:style-name="Tabla74.B"/>
        <table:table-row>
          <table:table-cell table:style-name="Tabla74.A1" office:value-type="string">
            <text:p text:style-name="P5">Nombre del Caso de Uso: <text:span text:style-name="T8">Modificar Fase.</text:span></text:p>
          </table:table-cell>
          <table:table-cell table:style-name="Tabla74.B1" office:value-type="string">
            <text:p text:style-name="P5">Nro. de Caso de Uso: <text:span text:style-name="T8">CU 50</text:span></text:p>
          </table:table-cell>
        </table:table-row>
        <table:table-row>
          <table:table-cell table:style-name="Tabla74.A2" table:number-columns-spanned="2" office:value-type="string">
            <text:p text:style-name="P5">Actor Principal: <text:span text:style-name="T8">Líder del Proyecto.</text:span></text:p>
          </table:table-cell>
          <table:covered-table-cell/>
        </table:table-row>
        <table:table-row>
          <table:table-cell table:style-name="Tabla74.A2" table:number-columns-spanned="2" office:value-type="string">
            <text:p text:style-name="P5">Objetivo: <text:span text:style-name="T8">Permite modificar los datos de las fases del Proyecto actual. </text:span></text:p>
          </table:table-cell>
          <table:covered-table-cell/>
        </table:table-row>
        <table:table-row>
          <table:table-cell table:style-name="Tabla74.A2" table:number-columns-spanned="2" office:value-type="string">
            <text:p text:style-name="P5">Pre-condiciones:</text:p>
            <text:p text:style-name="P5"><text:span text:style-name="T8">1 </text:span><text:bookmark-start text:name="__DdeLink__18009_153333734122"/><text:span text:style-name="T8">–</text:span><text:bookmark-end text:name="__DdeLink__18009_153333734122"/><text:span text:style-name="T8"> </text:span><text:span text:style-name="T8">Debe estar existir un usuario Líder del Proyecto.</text:span></text:p>
            <text:p text:style-name="P4"><text:span text:style-name="UC_5f_NormalAzul_20_Car"><text:span text:style-name="T10">2 – El Líder del proyecto debe haber iniciado sesión exitosamente y estar con la sesión abierta.</text:span></text:span></text:p>
            <text:p text:style-name="P6">3 <text:bookmark-start text:name="__DdeLink__21331_680155964"/>–<text:bookmark-end text:name="__DdeLink__21331_680155964"/> Solo puede ser modificada una Fase correspondiente al Proyecto actual.</text:p>
          </table:table-cell>
          <table:covered-table-cell/>
        </table:table-row>
        <table:table-row>
          <table:table-cell table:style-name="Tabla74.A2" table:number-columns-spanned="2" office:value-type="string">
            <text:p text:style-name="P5">Post-condiciones:</text:p>
            <text:p text:style-name="P5"><text:span text:style-name="T8">1</text:span> <text:span text:style-name="T8">–</text:span><text:span text:style-name="T8"> El sistema validará y registrará los cambios hechos en <text:s/>la fase del proyecto.</text:span></text:p>
          </table:table-cell>
          <table:covered-table-cell/>
        </table:table-row>
      </table:table>
      <text:p text:style-name="P3"/>
      <text:p text:style-name="P2"><text:span text:style-name="T11">Diagramas de casos de uso relacionados:</text:span><text:span text:style-name="UC_5f_NormalAzul_20_Car"><text:span text:style-name="T12">Diagrama de Casos de Uso de Módulo de Desarrollo.</text:span></text:span></text:p>
      <text:p text:style-name="P3"/>
      <table:table table:name="Tabla75" table:style-name="Tabla75">
        <table:table-column table:style-name="Tabla75.A"/>
        <table:table-column table:style-name="Tabla75.B"/>
        <table:table-row>
          <table:table-cell table:style-name="Tabla75.A1" table:number-columns-spanned="2" office:value-type="string">
            <text:p text:style-name="P5">CURSO NORMAL (Camino exitoso)</text:p>
            <text:p text:style-name="P5"/>
          </table:table-cell>
          <table:covered-table-cell/>
        </table:table-row>
        <table:table-row>
          <table:table-cell table:style-name="Tabla75.A2" office:value-type="string">
            <text:p text:style-name="P5">Usuario</text:p>
          </table:table-cell>
          <table:table-cell table:style-name="Tabla75.B2" office:value-type="string">
            <text:p text:style-name="P5">Sistema</text:p>
          </table:table-cell>
        </table:table-row>
        <table:table-row table:style-name="Tabla75.3">
          <table:table-cell table:style-name="Tabla75.A2" office:value-type="string">
            <text:p text:style-name="P7">1 <text:span text:style-name="T8">–</text:span> El Líder selecciona la opción Modificar Fase.</text:p>
          </table:table-cell>
          <table:table-cell table:style-name="Tabla75.B2" office:value-type="string">
            <text:p text:style-name="P7">2 <text:bookmark-start text:name="__DdeLink__18823_15333373411"/><text:span text:style-name="T8">–</text:span><text:bookmark-end text:name="__DdeLink__18823_15333373411"/> Se despliega la lista de fases registradas para el Proyecto actual.</text:p>
          </table:table-cell>
        </table:table-row>
        <table:table-row table:style-name="Tabla75.3">
          <table:table-cell table:style-name="Tabla75.A2" office:value-type="string">
            <text:p text:style-name="P7">3 <text:span text:style-name="T8">– Selecciona una Fase.</text:span></text:p>
          </table:table-cell>
          <table:table-cell table:style-name="Tabla75.B2" office:value-type="string">
            <text:p text:style-name="P7">4 <text:span text:style-name="T8">–</text:span> Se habilita los campos para la modificación de los datos de la Fase. Los campos habilitados para la modificación son: Descripción, Fecha Inicio y Fecha Fin. </text:p>
          </table:table-cell>
        </table:table-row>
        <table:table-row table:style-name="Tabla75.3">
          <table:table-cell table:style-name="Tabla75.A2" office:value-type="string">
            <text:p text:style-name="P7">5 <text:span text:style-name="T8">– Se procede a la modificación de de los campos habilitados. </text:span></text:p>
          </table:table-cell>
          <table:table-cell table:style-name="Tabla75.B2" office:value-type="string">
            <text:p text:style-name="P7"/>
          </table:table-cell>
        </table:table-row>
        <table:table-row table:style-name="Tabla75.3">
          <table:table-cell table:style-name="Tabla75.A2" office:value-type="string">
            <text:p text:style-name="P7">6 <text:bookmark-start text:name="__DdeLink__18831_15333373411"/><text:span text:style-name="T8">–</text:span><text:bookmark-end text:name="__DdeLink__18831_15333373411"/> Selecciona Guardar.</text:p>
          </table:table-cell>
          <table:table-cell table:style-name="Tabla75.B2" office:value-type="string">
            <text:p text:style-name="P7">7 <text:span text:style-name="T8">–</text:span> Verifica que los datos sean válidos, y posteriormente registra los datos nuevos en la base de datos.</text:p>
          </table:table-cell>
        </table:table-row>
      </table:table>
      <text:p text:style-name="P3"/>
      <table:table table:name="Tabla76" table:style-name="Tabla76">
        <table:table-column table:style-name="Tabla76.A"/>
        <table:table-row>
          <table:table-cell table:style-name="Tabla76.A1" office:value-type="string">
            <text:p text:style-name="P5">ALTERNATIVAS(Camino exitoso)</text:p>
          </table:table-cell>
        </table:table-row>
        <table:table-row>
          <table:table-cell table:style-name="Tabla76.A2" office:value-type="string">
            <text:list xml:id="list1580152326" text:style-name="WW8Num8">
              <text:list-header>
                <text:p text:style-name="P14"><text:bookmark-start text:name="__DdeLink__17412_10543304321"/>A1. Cancelar modificación de fase.</text:p>
                <text:p text:style-name="P11"><text:span text:style-name="T9">El Líder dispone de la opción Cancelar en todo momento, en cuyo caso se cierra el formulario de Modificación de Fase y se redirecciona a la página de Administrar Fase. Los datos de la </text:span><text:span text:style-name="T9">Fase quedan como se encontraban previamente.</text:span><text:bookmark-end text:name="__DdeLink__17412_10543304321"/></text:p>
              </text:list-header>
            </text:list>
          </table:table-cell>
        </table:table-row>
      </table:table>
      <text:p text:style-name="P3"/>
      <table:table table:name="Tabla77" table:style-name="Tabla77">
        <table:table-column table:style-name="Tabla77.A"/>
        <table:table-row>
          <table:table-cell table:style-name="Tabla77.A1" office:value-type="string">
            <text:p text:style-name="P5">EXCEPCIONES</text:p>
          </table:table-cell>
        </table:table-row>
        <table:table-row>
          <table:table-cell table:style-name="Tabla77.A2" office:value-type="string">
            <text:list xml:id="list225635721" text:continue-numbering="true" text:style-name="WW8Num8">
              <text:list-header>
                <text:p text:style-name="P14"/>
                <text:p text:style-name="P14">E1. Campos no válidos.</text:p>
                <text:list>
                  <text:list-header>
                    <text:p text:style-name="P15"><text:span text:style-name="T4">E1.1 </text:span><text:span text:style-name="T2">Campos obligatorios no introducidos.</text:span></text:p>
                    <text:p text:style-name="P16"><text:soft-page-break/><text:span text:style-name="T6">E1.2</text:span><text:span text:style-name="T8"> El dato introducido en el campo no corresponde al tipo de dato del </text:span><text:span text:style-name="T8">mismo.</text:span></text:p>
                    <text:p text:style-name="P16"><text:span text:style-name="T6">E1.3</text:span><text:span text:style-name="T8"> La Fecha de Fin debe ser posterior a la Fecha de Inicio.</text:span></text:p>
                    <text:p text:style-name="P17"><text:span text:style-name="T3">E1.4 </text:span><text:span text:style-name="T2">En todos los casos se debe lanzar un mensaje indicando la invalidez de los datos introducidos. </text:span></text:p>
                  </text:list-header>
                </text:list>
                <text:p text:style-name="P14">E2. Servidor Web no disponible.</text:p>
              </text:list-header>
            </text:list>
            <text:p text:style-name="P10">Si el Sistema no puede interactuar con el Servidor Web para la Modificación de Fase, el usuario debe ser notificado por medio de un mensaje.</text:p>
            <text:p text:style-name="P8"/>
          </table:table-cell>
        </table:table-row>
      </table:table>
      <text:p text:style-name="P3"/>
      <table:table table:name="Tabla78" table:style-name="Tabla78">
        <table:table-column table:style-name="Tabla78.A"/>
        <table:table-row table:style-name="Tabla78.1">
          <table:table-cell table:style-name="Tabla78.A1" office:value-type="string">
            <text:p text:style-name="P9"><text:span text:style-name="T7">Asociaciones de Extensión:</text:span> Ninguna.</text:p>
          </table:table-cell>
        </table:table-row>
        <table:table-row>
          <table:table-cell table:style-name="Tabla78.A2" office:value-type="string">
            <text:p text:style-name="P9"><text:span text:style-name="T7">Asociaciones de Inclusión:</text:span> Consultar Fase.</text:p>
          </table:table-cell>
        </table:table-row>
        <table:table-row>
          <table:table-cell table:style-name="Tabla78.A2" office:value-type="string">
            <text:p text:style-name="P9"><text:span text:style-name="T7">Caso de Uso donde se incluye:</text:span> Ninguno.</text:p>
          </table:table-cell>
        </table:table-row>
        <table:table-row>
          <table:table-cell table:style-name="Tabla78.A2" office:value-type="string">
            <text:p text:style-name="P9"><text:span text:style-name="T7">Caso de Uso al que extiende:</text:span> <text:s/>Administrar Fase.</text:p>
          </table:table-cell>
        </table:table-row>
        <table:table-row>
          <table:table-cell table:style-name="Tabla78.A2" office:value-type="string">
            <text:p text:style-name="P9"><text:span text:style-name="T7">Caso de Uso de Generalización:</text:span> Ninguno.</text:p>
          </table:table-cell>
        </table:table-row>
        <table:table-row>
          <table:table-cell table:style-name="Tabla78.A2" office:value-type="string">
            <text:p text:style-name="P9"><text:span text:style-name="T7">Requerimientos Funcionales Asociados:</text:span> RF167 al RF172.</text:p>
          </table:table-cell>
        </table:table-row>
      </table:table>
      <text:list xml:id="list19888565162" text:style-name="L1">
        <text:list-item>
          <text:list>
            <text:list-item>
              <text:list>
                <text:list-item>
                  <text:list>
                    <text:list-header>
                      <text:p text:style-name="P12"/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Source_20_Text" style:display-name="Source Text" style:family="text">
      <style:text-properties style:font-name="Arial" fo:font-weight="bold" style:font-name-asian="DejaVu Sans" style:font-weight-asian="bold" style:font-name-complex="DejaVu Sans Mono" style:font-weight-complex="bold"/>
    </style:style>
    <style:style style:name="Numbering_20_Symbols" style:display-name="Numbering Symbols" style:family="text">
      <style:text-properties style:font-name="Arial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size="12pt" style:font-name-asian="OpenSymbol" style:font-size-asian="10.5pt" style:font-name-complex="OpenSymbo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8M52S</meta:editing-duration>
    <meta:editing-cycles>91</meta:editing-cycles>
    <meta:generator>LibreOffice/3.5$Linux_x86 LibreOffice_project/350m1$Build-2</meta:generator>
    <dc:date>2013-03-22T23:35:01</dc:date>
    <dc:creator>elena </dc:creator>
    <meta:document-statistic meta:table-count="5" meta:image-count="0" meta:object-count="0" meta:page-count="2" meta:paragraph-count="40" meta:word-count="376" meta:character-count="2263" meta:non-whitespace-character-count="1920"/>
    <meta:user-defined meta:name="Info 1"/>
    <meta:user-defined meta:name="Info 2"/>
    <meta:user-defined meta:name="Info 3"/>
    <meta:user-defined meta:name="Info 4"/>
  </office:meta>
</office:document-meta>
</file>